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315.69pt"/>
    </style:style>
    <style:style style:name="co4" style:family="table-column">
      <style:table-column-properties fo:break-before="auto" style:column-width="853pt"/>
    </style:style>
    <style:style style:name="co5" style:family="table-column">
      <style:table-column-properties fo:break-before="auto" style:column-width="829.8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fo:background-color="#cc0000"/>
      <style:text-properties style:text-position=""/>
    </style:style>
    <style:style style:name="ce3" style:family="table-cell" style:parent-style-name="Default">
      <style:table-cell-properties fo:background-color="#99ff99"/>
      <style:text-properties style:text-position=""/>
    </style:style>
    <style:style style:name="ce4" style:family="table-cell" style:parent-style-name="Default">
      <style:table-cell-properties fo:background-color="#ffcc00"/>
      <style:text-properties style:text-position=""/>
    </style:style>
    <style:style style:name="ce5" style:family="table-cell" style:parent-style-name="Default" style:data-style-name="N37">
      <style:table-cell-properties fo:background-color="#cccccc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cc0000"/>
    </style:style>
    <style:style style:name="ce7" style:family="table-cell" style:parent-style-name="Default">
      <style:table-cell-properties fo:background-color="#99ff99"/>
    </style:style>
    <style:style style:name="ce8" style:family="table-cell" style:parent-style-name="Default">
      <style:table-cell-properties fo:background-color="#ff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5" table:default-cell-style-name="Default"/>
        <table:table-column table:style-name="co6" table:number-columns-repeated="1023" table:default-cell-style-name="Default"/>
        <table:table-row table:style-name="ro1">
          <table:table-cell table:style-name="ce5" office:value-type="date" office:date-value="2019-01-25" calcext:value-type="date">
            <text:p>01/25/19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org.ow2.authzforce.core.pdp.impl.func.SubstringFunction.getInvalidArg1MessagePrefix(org.ow2.authzforce.core.pdp.api.func.FirstOrderFunctionSignature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ow2.authzforce.core.pdp.impl.func.LogicalNOfFunction.getInvalidArg0MessagePrefix(org.ow2.authzforce.core.pdp.api.func.FirstOrderFunctionSignature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ow2.authzforce.core.pdp.impl.func.StandardHigherOrderBagFunctions$AnyOfAny.checkNumberOfArgs(in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ow2.authzforce.core.pdp.impl.func.StandardHigherOrderBagFunctions$BooleanHigherOrderTwoBagFunction.checkNumberOfArgs(int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ow2.authzforce.core.pdp.impl.func.StandardHigherOrderBagFunctions$OneBagOnlyHigherOrderFunction.checkNumberOfArgs(in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ow2.authzforce.core.pdp.impl.func.TimeRangeComparisonFunction$Call.setSameDate(java.util.Calendar, java.util.Calendar) </text:p>
          </table:table-cell>
          <table:table-cell table:number-columns-repeated="1023"/>
        </table:table-row>
      </table:table>
      <table:table table:name="Legend" table:style-name="ta1">
        <table:table-column table:style-name="co3" table:default-cell-style-name="Default"/>
        <table:table-row table:style-name="ro1">
          <table:table-cell table:style-name="ce2" office:value-type="string" calcext:value-type="string">
            <text:p>Red cells: Mutants killed by next iteration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 calcext:value-type="string">
            <text:p>Green cells: New mutants surviving</text:p>
          </table:table-cell>
        </table:table-row>
        <table:table-row table:style-name="ro1">
          <table:table-cell/>
        </table:table-row>
        <table:table-row table:style-name="ro1">
          <table:table-cell table:style-name="ce4" office:value-type="string" calcext:value-type="string">
            <text:p>New mutants from previous, killed by next</text:p>
          </table:table-cell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A7">
          <table:sort>
            <table:sort-by table:field-number="0" table:data-type="automatic"/>
          </table:sort>
        </table:database-range>
        <table:database-range table:name="__Anonymous_Sheet_DB__2" table:target-range-address="Sheet3.A1:Sheet3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5">00/00/0000</text:date>, <text:time style:data-style-name="N2" text:time-value="14:15:38.323524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0:04:32.176269981</meta:creation-date>
    <dc:date>2019-01-25T14:18:50.155035841</dc:date>
    <meta:editing-duration>PT2H16M17S</meta:editing-duration>
    <meta:editing-cycles>30</meta:editing-cycles>
    <meta:generator>LibreOffice/5.1.6.2$Linux_X86_64 LibreOffice_project/10m0$Build-2</meta:generator>
    <meta:document-statistic meta:table-count="3" meta:cell-count="10" meta:object-count="0"/>
  </office:meta>
</office:document-meta>
</file>